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5C2E04AB7C51FB60.png" manifest:media-type="image/png"/>
  <manifest:file-entry manifest:full-path="Pictures/100000000000033C0000026D847ACE982C6E20B6.png" manifest:media-type="image/png"/>
  <manifest:file-entry manifest:full-path="Pictures/10000000000000580000001F99D2A38C014B254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22pt" fo:language="en" fo:country="US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Inik Group Fish Food <text:line-break/>Proposal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Teddy Clermont</text:p>
            <text:p text:style-name="P1">August 3, 2019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ik Group Fish Food <text:line-break/>Proposa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irst of, from level 1 to level 5 – the fish food proposal is a level 10</text:p>
              </text:list-item>
              <text:list-item>
                <text:p>However, it will start out as a level 1 – meaning we will not jump head first</text:p>
              </text:list-item>
              <text:list-item>
                <text:p>We will take small steps all the while keeping us focus on the big picture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4" draw:layer="layout" svg:width="19.999cm" svg:height="3.506cm" svg:x="6.6cm" svg:y="8.8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2" draw:text-style-name="P5" draw:layer="layout" svg:width="3.533cm" svg:height="1.243cm" svg:x="2.267cm" svg:y="10.06cm">
          <draw:image xlink:href="Pictures/10000000000000580000001F99D2A38C014B25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1T11:58:43.900000000</meta:creation-date>
    <meta:editing-duration>PT1H2M22S</meta:editing-duration>
    <meta:editing-cycles>2</meta:editing-cycles>
    <meta:generator>LibreOffice/6.2.4.2$Windows_X86_64 LibreOffice_project/2412653d852ce75f65fbfa83fb7e7b669a126d64</meta:generator>
    <dc:title>Blueprint Plans</dc:title>
    <dc:date>2019-08-01T13:11:16.388000000</dc:date>
    <meta:document-statistic meta:object-count="44"/>
  </office:meta>
</office:document-meta>
</file>